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d with Oracle Open Office 3.3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ante Schubert</meta:initial-creator>
    <meta:creation-date>2011-09-04T15:13:00.88</meta:creation-date>
    <meta:document-statistic meta:table-count="0" meta:image-count="0" meta:object-count="0" meta:page-count="1" meta:paragraph-count="1" meta:word-count="6" meta:character-count="37"/>
    <dc:date>2011-09-04T15:13:50.52</dc:date>
    <dc:creator>Svante Schubert</dc:creator>
    <meta:editing-duration>PT57S</meta:editing-duration>
    <meta:editing-cycles>1</meta:editing-cycles>
    <meta:generator>Oracle_Open_Office/3.3$Win32 OpenOffice.org_project/330m7$Build-9552</meta:generator>
  </office:meta>
</office:document-meta>
</file>